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1.783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 style:data-style-name="N1013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PC Buil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raphics Card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CPU </text:p>
          </table:table-cell>
          <table:table-cell office:value-type="string" calcext:value-type="string">
            <text:p>AMD ryzen 7 8700F</text:p>
          </table:table-cell>
          <table:table-cell office:value-type="currency" office:currency="IDR" office:value="4610000" calcext:value-type="currency">
            <text:p>Rp4,610,000</text:p>
          </table:table-cell>
          <table:table-cell table:style-name="ce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rock B650M-HDV M.2</text:p>
          </table:table-cell>
          <table:table-cell office:value-type="currency" office:currency="IDR" office:value="1850000" calcext:value-type="currency">
            <text:p>Rp1,850,000</text:p>
          </table:table-cell>
          <table:table-cell table:style-name="ce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adata xpg DDR5 non rgb</text:p>
          </table:table-cell>
          <table:table-cell office:value-type="currency" office:currency="IDR" office:value="1150000" calcext:value-type="currency">
            <text:p>Rp1,150,000</text:p>
          </table:table-cell>
          <table:table-cell table:style-name="ce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adata ssd nmvme 860 1Tb</text:p>
          </table:table-cell>
          <table:table-cell office:value-type="currency" office:currency="IDR" office:value="900000" calcext:value-type="currency">
            <text:p>Rp900,000</text:p>
          </table:table-cell>
          <table:table-cell table:style-name="ce2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acer psu 550W</text:p>
          </table:table-cell>
          <table:table-cell office:value-type="currency" office:currency="IDR" office:value="550000" calcext:value-type="currency">
            <text:p>Rp550,000</text:p>
          </table:table-cell>
          <table:table-cell table:style-name="ce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acer case u320</text:p>
          </table:table-cell>
          <table:table-cell office:value-type="currency" office:currency="IDR" office:value="400000" calcext:value-type="currency">
            <text:p>Rp400,000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CPU Cooler</text:p>
          </table:table-cell>
          <table:table-cell table:style-name="ce1" office:value-type="string" calcext:value-type="string">
            <text:p>Ocypud iota a40</text:p>
          </table:table-cell>
          <table:table-cell office:value-type="currency" office:currency="IDR" office:value="350000" calcext:value-type="currency">
            <text:p>Rp350,000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2" table:formula="of:=SUM([.C3:.C10])" office:value-type="currency" office:currency="IDR" office:value="9810000" calcext:value-type="currency">
            <text:p>Rp9,810,000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ce2"/>
        <table:table-column table:style-name="co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currency" office:currency="IDR" office:value="850000" calcext:value-type="currency">
            <text:p>Rp850,000</text:p>
          </table:table-cell>
          <table:table-cell/>
        </table:table-row>
        <table:table-row table:style-name="ro1">
          <table:table-cell office:value-type="string" calcext:value-type="string">
            <text:p>cpu</text:p>
          </table:table-cell>
          <table:table-cell office:value-type="currency" office:currency="IDR" office:value="2395000" calcext:value-type="currency">
            <text:p>Rp2,395,000</text:p>
          </table:table-cell>
          <table:table-cell/>
        </table:table-row>
        <table:table-row table:style-name="ro1">
          <table:table-cell office:value-type="string" calcext:value-type="string">
            <text:p>gpu</text:p>
          </table:table-cell>
          <table:table-cell office:value-type="currency" office:currency="IDR" office:value="3000000" calcext:value-type="currency">
            <text:p>Rp3,000,000</text:p>
          </table:table-cell>
          <table:table-cell/>
        </table:table-row>
        <table:table-row table:style-name="ro1">
          <table:table-cell office:value-type="string" calcext:value-type="string">
            <text:p>cpu cooler</text:p>
          </table:table-cell>
          <table:table-cell office:value-type="currency" office:currency="IDR" office:value="350000" calcext:value-type="currency">
            <text:p>Rp350,000</text:p>
          </table:table-cell>
          <table:table-cell/>
        </table:table-row>
        <table:table-row table:style-name="ro1">
          <table:table-cell office:value-type="string" calcext:value-type="string">
            <text:p>case</text:p>
          </table:table-cell>
          <table:table-cell office:value-type="currency" office:currency="IDR" office:value="400000" calcext:value-type="currency">
            <text:p>Rp400,000</text:p>
          </table:table-cell>
          <table:table-cell/>
        </table:table-row>
        <table:table-row table:style-name="ro1">
          <table:table-cell office:value-type="string" calcext:value-type="string">
            <text:p>psu</text:p>
          </table:table-cell>
          <table:table-cell office:value-type="currency" office:currency="IDR" office:value="450000" calcext:value-type="currency">
            <text:p>Rp450,000</text:p>
          </table:table-cell>
          <table:table-cell/>
        </table:table-row>
        <table:table-row table:style-name="ro1">
          <table:table-cell office:value-type="string" calcext:value-type="string">
            <text:p>ram</text:p>
          </table:table-cell>
          <table:table-cell office:value-type="currency" office:currency="IDR" office:value="500000" calcext:value-type="currency">
            <text:p>Rp500,000</text:p>
          </table:table-cell>
          <table:table-cell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-</text:p>
          </table:table-cell>
          <table:table-cell table:style-name="ce2" table:formula="of:=SUM([.B2:.B9])" office:value-type="currency" office:currency="IDR" office:value="7945000" calcext:value-type="currency">
            <text:p>Rp7,945,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9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9" number:language="en" number:country="US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9P0"/>
    </number:currency-style>
    <number:currency-style style:name="N10130P0" style:volatile="true" number:language="en" number:country="US">
      <number:currency-symbol number:language="id" number:country="ID">Rp</number:currency-symbol>
      <number:number number:decimal-places="3" number:min-decimal-places="3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id" number:country="ID">Rp</number:currency-symbol>
      <number:number number:decimal-places="3" number:min-decimal-places="3" number:min-integer-digits="1" number:grouping="true"/>
      <style:map style:condition="value()&gt;=0" style:apply-style-name="N10130P0"/>
    </number:currency-style>
    <number:currency-style style:name="N10131P0" style:volatile="true" number:language="en" number:country="US">
      <number:currency-symbol number:language="id" number:country="ID">Rp</number:currency-symbol>
      <number:number number:decimal-places="4" number:min-decimal-places="4" number:min-integer-digits="1" number:grouping="true"/>
    </number:currency-style>
    <number:currency-style style:name="N10131" number:language="en" number:country="US">
      <style:text-properties fo:color="#ff0000"/>
      <number:text>-</number:text>
      <number:currency-symbol number:language="id" number:country="ID">Rp</number:currency-symbol>
      <number:number number:decimal-places="4" number:min-decimal-places="4" number:min-integer-digits="1" number:grouping="true"/>
      <style:map style:condition="value()&gt;=0" style:apply-style-name="N10131P0"/>
    </number:currency-style>
    <number:currency-style style:name="N10132P0" style:volatile="true" number:language="en" number:country="US">
      <number:currency-symbol number:language="id" number:country="ID">Rp</number:currency-symbol>
      <number:number number:decimal-places="1" number:min-decimal-places="1" number:min-integer-digits="1" number:grouping="true"/>
    </number:currency-style>
    <number:currency-style style:name="N10132" number:language="en" number:country="US">
      <style:text-properties fo:color="#ff0000"/>
      <number:text>-</number:text>
      <number:currency-symbol number:language="id" number:country="ID">Rp</number:currency-symbol>
      <number:number number:decimal-places="1" number:min-decimal-places="1" number:min-integer-digits="1" number:grouping="true"/>
      <style:map style:condition="value()&gt;=0" style:apply-style-name="N10132P0"/>
    </number:currency-style>
    <number:currency-style style:name="N10133P0" style:volatile="true" number:language="en" number:country="US">
      <number:currency-symbol number:language="id" number:country="ID">Rp</number:currency-symbol>
      <number:number number:decimal-places="0" number:min-decimal-places="0" number:min-integer-digits="1" number:grouping="true"/>
    </number:currency-style>
    <number:currency-style style:name="N10133" number:language="en" number:country="US">
      <style:text-properties fo:color="#ff0000"/>
      <number:text>-</number:text>
      <number:currency-symbol number:language="id" number:country="ID">Rp</number:currency-symbol>
      <number:number number:decimal-places="0" number:min-decimal-places="0" number:min-integer-digits="1" number:grouping="true"/>
      <style:map style:condition="value()&gt;=0" style:apply-style-name="N1013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22:34:09.222132197</meta:creation-date>
    <dc:date>2025-03-30T23:12:36.870689571</dc:date>
    <meta:editing-duration>PT4M8S</meta:editing-duration>
    <meta:editing-cycles>1</meta:editing-cycles>
    <meta:document-statistic meta:table-count="2" meta:cell-count="41" meta:object-count="0"/>
    <meta:generator>LibreOffice/24.8.5.2$Linux_X86_64 LibreOffice_project/480$Build-2</meta:generator>
  </office:meta>
</office:document-meta>
</file>